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
      <loext:graphic-properties draw:fill="none"/>
      <style:paragraph-properties fo:margin-left="0.9cm" fo:margin-right="0.801cm" fo:line-height="150%" fo:text-align="center" style:justify-single-word="false" fo:text-indent="0cm" style:auto-text-indent="false" style:page-number="auto" fo:background-color="transparent"/>
      <style:text-properties style:font-name="Abyssinica SIL" officeooo:rsid="000b6729" officeooo:paragraph-rsid="000b6729"/>
    </style:style>
    <style:style style:name="P2" style:family="paragraph" style:parent-style-name="Standard" style:master-page-name="">
      <loext:graphic-properties draw:fill="none"/>
      <style:paragraph-properties fo:margin-left="0.9cm" fo:margin-right="0.801cm" fo:line-height="150%" fo:text-align="justify" style:justify-single-word="false" fo:text-indent="0cm" style:auto-text-indent="false" style:page-number="auto" fo:background-color="transparent"/>
      <style:text-properties style:font-name="Abyssinica SIL" officeooo:rsid="000b6729" officeooo:paragraph-rsid="001a7be3"/>
    </style:style>
    <style:style style:name="P3" style:family="paragraph" style:parent-style-name="Standard" style:master-page-name="">
      <loext:graphic-properties draw:fill="none"/>
      <style:paragraph-properties fo:margin-left="0.9cm" fo:margin-right="0.801cm" fo:line-height="150%" fo:text-align="justify" style:justify-single-word="false" fo:text-indent="0cm" style:auto-text-indent="false" style:page-number="auto" fo:background-color="transparent"/>
      <style:text-properties style:font-name="Abyssinica SIL" officeooo:rsid="000b6729" officeooo:paragraph-rsid="0016c1d7"/>
    </style:style>
    <style:style style:name="P4" style:family="paragraph" style:parent-style-name="Standard">
      <loext:graphic-properties draw:fill="none"/>
      <style:paragraph-properties fo:margin-left="0.9cm" fo:margin-right="0.801cm" fo:line-height="150%" fo:text-align="center" style:justify-single-word="false" fo:text-indent="0cm" style:auto-text-indent="false" fo:background-color="transparent"/>
      <style:text-properties style:font-name="Abyssinica SIL" officeooo:rsid="000b6729" officeooo:paragraph-rsid="000b6729"/>
    </style:style>
    <style:style style:name="P5" style:family="paragraph" style:parent-style-name="Standard">
      <loext:graphic-properties draw:fill="none"/>
      <style:paragraph-properties fo:margin-left="0.9cm" fo:margin-right="0.801cm" fo:line-height="150%" fo:text-align="center" style:justify-single-word="false" fo:text-indent="0cm" style:auto-text-indent="false" fo:background-color="transparent"/>
      <style:text-properties style:font-name="Abyssinica SIL" officeooo:rsid="000b6729" officeooo:paragraph-rsid="0016c1d7"/>
    </style:style>
    <style:style style:name="P6"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style:font-name="Abyssinica SIL" officeooo:rsid="000b6729" officeooo:paragraph-rsid="00178e6e"/>
    </style:style>
    <style:style style:name="P7"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style:font-name="Abyssinica SIL" officeooo:rsid="000b6729" officeooo:paragraph-rsid="00198565"/>
    </style:style>
    <style:style style:name="P8"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fo:color="#000000" style:text-line-through-style="none" style:text-line-through-type="none" style:font-name="Abyssinica SIL" style:text-underline-style="none" fo:font-weight="normal" officeooo:rsid="000b6729" officeooo:paragraph-rsid="000b6729" style:font-weight-asian="normal" style:font-weight-complex="normal"/>
    </style:style>
    <style:style style:name="P9"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officeooo:paragraph-rsid="000b6729"/>
    </style:style>
    <style:style style:name="P10"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officeooo:paragraph-rsid="000e3be7"/>
    </style:style>
    <style:style style:name="P11"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officeooo:paragraph-rsid="000e9a4f"/>
    </style:style>
    <style:style style:name="P12"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officeooo:paragraph-rsid="0011a9c5"/>
    </style:style>
    <style:style style:name="P13"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officeooo:paragraph-rsid="0012b80c"/>
    </style:style>
    <style:style style:name="P14"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officeooo:paragraph-rsid="0016c1d7"/>
    </style:style>
    <style:style style:name="P15"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style:font-name="Abyssinica SIL" officeooo:rsid="000b6729" officeooo:paragraph-rsid="00198565"/>
    </style:style>
    <style:style style:name="P16"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style:font-name="Abyssinica SIL" officeooo:rsid="000b6729" officeooo:paragraph-rsid="001f3f4c"/>
    </style:style>
    <style:style style:name="P17"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style:font-name="Abyssinica SIL" officeooo:rsid="000b6729" officeooo:paragraph-rsid="001fdfb1"/>
    </style:style>
    <style:style style:name="P18"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style:font-name="Abyssinica SIL" officeooo:rsid="000b6729" officeooo:paragraph-rsid="0021d66d"/>
    </style:style>
    <style:style style:name="P19" style:family="paragraph" style:parent-style-name="Standard">
      <loext:graphic-properties draw:fill="none"/>
      <style:paragraph-properties fo:margin-left="0.9cm" fo:margin-right="0.801cm" fo:line-height="150%" fo:text-align="justify" style:justify-single-word="false" fo:text-indent="0cm" style:auto-text-indent="false" fo:background-color="transparent"/>
      <style:text-properties officeooo:paragraph-rsid="001f3f4c"/>
    </style:style>
    <style:style style:name="T1" style:family="text">
      <style:text-properties fo:color="#000000" style:text-line-through-style="none" style:text-line-through-type="none" style:font-name="Abyssinica SIL" style:text-underline-style="none" fo:font-weight="normal" style:font-weight-asian="normal" style:font-weight-complex="normal"/>
    </style:style>
    <style:style style:name="T2" style:family="text">
      <style:text-properties fo:color="#000000" style:text-line-through-style="none" style:text-line-through-type="none" style:font-name="Abyssinica SIL" style:text-underline-style="none" fo:font-weight="normal" officeooo:rsid="000c401c" style:font-weight-asian="normal" style:font-weight-complex="normal"/>
    </style:style>
    <style:style style:name="T3" style:family="text">
      <style:text-properties fo:color="#000000" style:text-line-through-style="none" style:text-line-through-type="none" style:font-name="Abyssinica SIL" style:text-underline-style="none" fo:font-weight="normal" officeooo:rsid="000cb19d" style:font-weight-asian="normal" style:font-weight-complex="normal"/>
    </style:style>
    <style:style style:name="T4" style:family="text">
      <style:text-properties fo:color="#000000" style:text-line-through-style="none" style:text-line-through-type="none" style:font-name="Abyssinica SIL" style:text-underline-style="none" fo:font-weight="normal" officeooo:rsid="000e3be7" style:font-weight-asian="normal" style:font-weight-complex="normal"/>
    </style:style>
    <style:style style:name="T5" style:family="text">
      <style:text-properties fo:color="#000000" style:text-line-through-style="none" style:text-line-through-type="none" style:font-name="Abyssinica SIL" style:text-underline-style="none" fo:font-weight="normal" officeooo:rsid="000e9a4f" style:font-weight-asian="normal" style:font-weight-complex="normal"/>
    </style:style>
    <style:style style:name="T6" style:family="text">
      <style:text-properties fo:color="#000000" style:text-line-through-style="none" style:text-line-through-type="none" style:font-name="Abyssinica SIL" style:text-underline-style="none" fo:font-weight="normal" officeooo:rsid="000fc913" style:font-weight-asian="normal" style:font-weight-complex="normal"/>
    </style:style>
    <style:style style:name="T7" style:family="text">
      <style:text-properties fo:color="#000000" style:text-line-through-style="none" style:text-line-through-type="none" style:font-name="Abyssinica SIL" style:text-underline-style="none" fo:font-weight="normal" officeooo:rsid="0011a9c5" style:font-weight-asian="normal" style:font-weight-complex="normal"/>
    </style:style>
    <style:style style:name="T8" style:family="text">
      <style:text-properties fo:color="#000000" style:text-line-through-style="none" style:text-line-through-type="none" style:font-name="Abyssinica SIL" style:text-underline-style="none" fo:font-weight="normal" officeooo:rsid="0012b80c" style:font-weight-asian="normal" style:font-weight-complex="normal"/>
    </style:style>
    <style:style style:name="T9" style:family="text">
      <style:text-properties fo:color="#000000" style:text-line-through-style="none" style:text-line-through-type="none" style:font-name="Abyssinica SIL" style:text-underline-style="none" fo:font-weight="normal" officeooo:rsid="00158983" style:font-weight-asian="normal" style:font-weight-complex="normal"/>
    </style:style>
    <style:style style:name="T10" style:family="text">
      <style:text-properties fo:color="#000000" style:text-line-through-style="none" style:text-line-through-type="none" style:font-name="Abyssinica SIL" style:text-underline-style="none" fo:font-weight="normal" officeooo:rsid="0016c1d7" style:font-weight-asian="normal" style:font-weight-complex="normal"/>
    </style:style>
    <style:style style:name="T11" style:family="text">
      <style:text-properties fo:color="#000000" style:text-line-through-style="none" style:text-line-through-type="none" style:font-name="Abyssinica SIL" style:text-underline-style="none" fo:font-weight="normal" officeooo:rsid="000b6729" style:font-weight-asian="normal" style:font-weight-complex="normal"/>
    </style:style>
    <style:style style:name="T12" style:family="text">
      <style:text-properties fo:color="#000000" style:text-line-through-style="none" style:text-line-through-type="none" style:font-name="Abyssinica SIL" style:text-underline-style="none" fo:font-weight="normal" officeooo:rsid="0021d66d" style:font-weight-asian="normal" style:font-weight-complex="normal"/>
    </style:style>
    <style:style style:name="T13" style:family="text">
      <style:text-properties fo:color="#000000" style:text-line-through-style="none" style:text-line-through-type="none" style:text-underline-style="none" fo:font-weight="normal" officeooo:rsid="00178e6e" style:font-weight-asian="normal" style:font-weight-complex="normal"/>
    </style:style>
    <style:style style:name="T14" style:family="text">
      <style:text-properties fo:color="#000000" style:text-line-through-style="none" style:text-line-through-type="none" style:text-underline-style="none" fo:font-weight="normal" officeooo:rsid="00198565" style:font-weight-asian="normal" style:font-weight-complex="normal"/>
    </style:style>
    <style:style style:name="T15" style:family="text">
      <style:text-properties fo:color="#000000" style:text-line-through-style="none" style:text-line-through-type="none" style:text-underline-style="none" fo:font-weight="normal" officeooo:rsid="0019ae9a" style:font-weight-asian="normal" style:font-weight-complex="normal"/>
    </style:style>
    <style:style style:name="T16" style:family="text">
      <style:text-properties fo:color="#000000" style:text-line-through-style="none" style:text-line-through-type="none" style:text-underline-style="none" fo:font-weight="normal" officeooo:rsid="001a7be3" style:font-weight-asian="normal" style:font-weight-complex="normal"/>
    </style:style>
    <style:style style:name="T17" style:family="text">
      <style:text-properties fo:color="#000000" style:text-line-through-style="none" style:text-line-through-type="none" style:text-underline-style="none" fo:font-weight="normal" officeooo:rsid="001f3f4c" style:font-weight-asian="normal" style:font-weight-complex="normal"/>
    </style:style>
    <style:style style:name="T18" style:family="text">
      <style:text-properties fo:color="#000000" style:text-line-through-style="none" style:text-line-through-type="none" fo:font-style="normal" style:text-underline-style="none" fo:font-weight="normal" officeooo:rsid="001f3f4c" style:font-style-asian="normal" style:font-weight-asian="normal" style:font-style-complex="normal" style:font-weight-complex="normal"/>
    </style:style>
    <style:style style:name="T19" style:family="text">
      <style:text-properties fo:color="#000000" style:text-line-through-style="none" style:text-line-through-type="none" fo:font-style="normal" style:text-underline-style="none" fo:font-weight="normal" officeooo:rsid="001fdfb1" style:font-style-asian="normal" style:font-weight-asian="normal" style:font-style-complex="normal" style:font-weight-complex="normal"/>
    </style:style>
    <style:style style:name="T20" style:family="text">
      <style:text-properties fo:color="#000000" style:text-line-through-style="none" style:text-line-through-type="none" fo:font-style="normal" style:text-underline-style="none" fo:font-weight="normal" officeooo:rsid="0021d66d" style:font-style-asian="normal" style:font-weight-asian="normal" style:font-style-complex="normal" style:font-weight-complex="normal"/>
    </style:style>
    <style:style style:name="T21" style:family="text">
      <style:text-properties fo:color="#000000" style:text-line-through-style="none" style:text-line-through-type="none" fo:font-style="normal" style:text-underline-style="none" fo:font-weight="normal" officeooo:rsid="002374f9" style:font-style-asian="normal" style:font-weight-asian="normal" style:font-style-complex="normal" style:font-weight-complex="normal"/>
    </style:style>
    <style:style style:name="T22" style:family="text">
      <style:text-properties officeooo:rsid="0016c1d7"/>
    </style:style>
    <style:style style:name="T23" style:family="text">
      <style:text-properties officeooo:rsid="00178e6e"/>
    </style:style>
    <style:style style:name="T24" style:family="text">
      <style:text-properties officeooo:rsid="0019ae9a"/>
    </style:style>
    <style:style style:name="T25" style:family="text">
      <style:text-properties officeooo:rsid="001f3b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eño de pagina web para el Departamento de <text:span text:style-name="T25">Ingeniería Sanitaria</text:span> en Salud Publica del Estado Anzoátegui. Barcelona, 2017.</text:p>
      <text:p text:style-name="P4"/>
      <text:p text:style-name="P8"/>
      <text:p text:style-name="P8">Planteamiento del problema</text:p>
      <text:p text:style-name="P8"/>
      <text:p text:style-name="P9"><text:span text:style-name="T4">U</text:span><text:span text:style-name="T2">na pagina web es, según Begoña Oliver (2016) “un documento disponible en Internet, o World Wide Web (www), codificado según sus estándares y con un lenguaje específico conocido como HTML.” por su parte, Mario Amelotti (2014) <text:s/>dice que “</text:span><text:span text:style-name="T1">son documentos que pueden contener textos, imágenes, vídeos y, en resumen, contenidos digitales y/o aplicaciones que pueden ser visualizados por un </text:span><text:a xlink:type="simple" xlink:href="https://cursoweb20.net/2012/02/24/que-es-un-usuario-web-tipos-y-funciones/" text:style-name="Internet_20_link" text:visited-style-name="Visited_20_Internet_20_Link"><text:span text:style-name="Strong_20_Emphasis"><text:span text:style-name="T1">usuario web</text:span></text:span></text:a><text:span text:style-name="T1"> desde un dispositivo remoto a través de un </text:span><text:span text:style-name="Strong_20_Emphasis"><text:span text:style-name="T1">navegador”, </text:span></text:span><text:span text:style-name="Strong_20_Emphasis"><text:span text:style-name="T3">y en 2014 un autor desconocido definió la pagina web como</text:span></text:span><text:span text:style-name="Strong_20_Emphasis"><text:span text:style-name="T1"> “un documento que contiene información específica de un tema en particular y que es almacenado en algún sistema de cómputo que se encuentre conectado a la red mundial de </text:span></text:span><text:span text:style-name="Strong_20_Emphasis"><text:span text:style-name="T3">información</text:span></text:span><text:span text:style-name="Strong_20_Emphasis"><text:span text:style-name="T1">, de tal forma que este documento pueda ser consultado por cualquier persona que se conecte a esta red mundial de comunicaciones”. </text:span></text:span><text:span text:style-name="Strong_20_Emphasis"><text:span text:style-name="T3">Entonces, según estas tres definiciones se puede concluir que una pagina web es en efecto un documento, en el que el autor debe escribir una cierta cantidad de </text:span></text:span><text:span text:style-name="Strong_20_Emphasis"><text:span text:style-name="T7">códigos</text:span></text:span><text:span text:style-name="Strong_20_Emphasis"><text:span text:style-name="T3"> que permitan visualizar como producto final cualquier tipo de </text:span></text:span><text:span text:style-name="Strong_20_Emphasis"><text:span text:style-name="T7">información</text:span></text:span><text:span text:style-name="Strong_20_Emphasis"><text:span text:style-name="T3"> proporcionada según la finalidad de la misma, a todo individuo con acceso a internet.</text:span></text:span></text:p>
      <text:p text:style-name="P9"><text:span text:style-name="Strong_20_Emphasis"><text:span text:style-name="T3"/></text:span></text:p>
      <text:p text:style-name="P10"><text:span text:style-name="Strong_20_Emphasis"><text:span text:style-name="T4">Con el transcurrir del tiempo, las paginas web se han convertido en una via </text:span></text:span><text:span text:style-name="Strong_20_Emphasis"><text:span text:style-name="T7">fácil</text:span></text:span><text:span text:style-name="Strong_20_Emphasis"><text:span text:style-name="T4"> de suministrar toda clase de </text:span></text:span><text:span text:style-name="Strong_20_Emphasis"><text:span text:style-name="T6">información</text:span></text:span><text:span text:style-name="Strong_20_Emphasis"><text:span text:style-name="T4"> a </text:span></text:span><text:span text:style-name="Strong_20_Emphasis"><text:span text:style-name="T6">través</text:span></text:span><text:span text:style-name="Strong_20_Emphasis"><text:span text:style-name="T4"> del internet, asi como una manera de agilizar cierto tipo de procesos que en otros tiempos hubiesen requerido de un esfuerzo e </text:span></text:span><text:span text:style-name="Strong_20_Emphasis"><text:span text:style-name="T6">inversión</text:span></text:span><text:span text:style-name="Strong_20_Emphasis"><text:span text:style-name="T4"> de tiempo. Venezuela no ha sido la </text:span></text:span><text:span text:style-name="Strong_20_Emphasis"><text:span text:style-name="T6">excepción</text:span></text:span><text:span text:style-name="Strong_20_Emphasis"><text:span text:style-name="T4"> a estas </text:span></text:span><text:span text:style-name="Strong_20_Emphasis"><text:span text:style-name="T6">actualizaci</text:span></text:span><text:span text:style-name="Strong_20_Emphasis"><text:span text:style-name="T10">o</text:span></text:span><text:span text:style-name="Strong_20_Emphasis"><text:span text:style-name="T6">n</text:span></text:span><text:span text:style-name="Strong_20_Emphasis"><text:span text:style-name="T10">es</text:span></text:span><text:span text:style-name="Strong_20_Emphasis"><text:span text:style-name="T4"> que la </text:span></text:span><text:span text:style-name="Strong_20_Emphasis"><text:span text:style-name="T6">tecnología</text:span></text:span><text:span text:style-name="Strong_20_Emphasis"><text:span text:style-name="T4"> ha brindado, desde hace ya unos años, son muchos los entes tanto </text:span></text:span><text:span text:style-name="Strong_20_Emphasis"><text:span text:style-name="T6">públicos</text:span></text:span><text:span text:style-name="Strong_20_Emphasis"><text:span text:style-name="T4"> como privados los que han </text:span></text:span><text:soft-page-break/><text:span text:style-name="Strong_20_Emphasis"><text:span text:style-name="T4">resuelto crear un lugar en la web que les permita informar y <text:s/>aligerar procesos a sus usuarios. </text:span></text:span></text:p>
      <text:p text:style-name="P10"><text:span text:style-name="Strong_20_Emphasis"><text:span text:style-name="T4"/></text:span></text:p>
      <text:p text:style-name="P11"><text:span text:style-name="Strong_20_Emphasis"><text:span text:style-name="T5">El estado </text:span></text:span><text:span text:style-name="Strong_20_Emphasis"><text:span text:style-name="T6">Anzoátegui</text:span></text:span><text:span text:style-name="Strong_20_Emphasis"><text:span text:style-name="T5">, tiene oficinas regionales de todos los entes gubernamentales necesarios para regir debidamente los procesos que permitan la actividad comercial, ya que por pertenecer a la zona norte del </text:span></text:span><text:span text:style-name="Strong_20_Emphasis"><text:span text:style-name="T6">país</text:span></text:span><text:span text:style-name="Strong_20_Emphasis"><text:span text:style-name="T5">, es uno de los mas habitados, y por ende es uno de los que maneja grandes </text:span></text:span><text:span text:style-name="Strong_20_Emphasis"><text:span text:style-name="T6">números</text:span></text:span><text:span text:style-name="Strong_20_Emphasis"><text:span text:style-name="T5"> en lo que a comercios se refiere. No es raro encontrar calles enteras llenas con locales ofreciendo servicios de cualquier </text:span></text:span><text:span text:style-name="Strong_20_Emphasis"><text:span text:style-name="T6">índole.</text:span></text:span><text:span text:style-name="Strong_20_Emphasis"><text:span text:style-name="T5"> Y estos ameritan tener cierta cantidad de permisos emitidos por el Estado para su debido control y funcionamiento. </text:span></text:span><text:span text:style-name="Strong_20_Emphasis"><text:span text:style-name="T6">Uno de los organismos encargados de generar estos permisos es la oficina de Salud Publica, quien debe velar por el cumplimiento de todas las normas sanitarias, tanto en los comercios establecidos como en los que </text:span></text:span><text:span text:style-name="Strong_20_Emphasis"><text:span text:style-name="T7">están</text:span></text:span><text:span text:style-name="Strong_20_Emphasis"><text:span text:style-name="T6"> en aras de establecerse; asimismo debe supervisar el cumplimiento de las mismas para las obras en </text:span></text:span><text:span text:style-name="Strong_20_Emphasis"><text:span text:style-name="T7">ejecución</text:span></text:span><text:span text:style-name="Strong_20_Emphasis"><text:span text:style-name="T6"> a nivel estatal. </text:span></text:span><text:span text:style-name="Strong_20_Emphasis"><text:span text:style-name="T7">La lista de recaudos para emitir los permisos requeridos según las necesidades de quien lo solicita, se encuentra disponible en el Departamento de Permisologia, el cual es también responsable del análisis, procesamiento y aprobación de los mismos.</text:span></text:span></text:p>
      <text:p text:style-name="P11"><text:span text:style-name="Strong_20_Emphasis"><text:span text:style-name="T7"/></text:span></text:p>
      <text:p text:style-name="P12"><text:span text:style-name="Strong_20_Emphasis"><text:span text:style-name="T7">Actualmente este departamento se encuentra saturado de personas en busca de información, carpetas con aplicaciones para permisos, y aquellos quienes ya han completado el proceso y están a la espera de la emisión de los mismos. Infortunadamente los funcionarios que </text:span></text:span><text:span text:style-name="Strong_20_Emphasis"><text:span text:style-name="T8">allí</text:span></text:span><text:span text:style-name="Strong_20_Emphasis"><text:span text:style-name="T7"> laboran no cuentan con </text:span></text:span><text:span text:style-name="Strong_20_Emphasis"><text:span text:style-name="T8">acceso a equipos de computación que les permitan automatizar los procesos con la finalidad de poder atender mayor cantidad de usuarios y de manera mas eficiente, lo que conlleva a un estado de estrés total tanto para el solicitante como para el emisor. </text:span></text:span></text:p>
      <text:p text:style-name="P12"><text:span text:style-name="Strong_20_Emphasis"><text:span text:style-name="T8"/></text:span></text:p>
      <text:p text:style-name="P13"><text:span text:style-name="Strong_20_Emphasis"><text:span text:style-name="T8">Debido a lo ya expuesto, se propone el diseño de una pagina web, que permita al usuario obtener </text:span></text:span><text:span text:style-name="Strong_20_Emphasis"><text:span text:style-name="T10">fácilmente</text:span></text:span><text:span text:style-name="Strong_20_Emphasis"><text:span text:style-name="T8"> la lista de </text:span></text:span><text:span text:style-name="Strong_20_Emphasis"><text:span text:style-name="T10">recaudo</text:span></text:span><text:span text:style-name="Strong_20_Emphasis"><text:span text:style-name="T8"> según sus necesidades, </text:span></text:span><text:span text:style-name="Strong_20_Emphasis"><text:span text:style-name="T9">planillas </text:span></text:span><text:soft-page-break/><text:span text:style-name="Strong_20_Emphasis"><text:span text:style-name="T9">que en la actualidad son rellenadas de forma manual, de igual manera se pretende que el personal encargado pueda mantener un control digitalizado de las solicitudes realizadas y agendar visitas para los inspectores que hacen seguimiento a las solicitudes.</text:span></text:span></text:p>
      <text:p text:style-name="P13"><text:span text:style-name="Strong_20_Emphasis"><text:span text:style-name="T9"/></text:span></text:p>
      <text:p text:style-name="P14"><text:span text:style-name="Strong_20_Emphasis"><text:span text:style-name="T10">Objetivos </text:span></text:span></text:p>
      <text:p text:style-name="P14"><text:span text:style-name="Strong_20_Emphasis"><text:span text:style-name="T10"/></text:span></text:p>
      <text:p text:style-name="P14"><text:span text:style-name="Strong_20_Emphasis"><text:span text:style-name="T10">General</text:span></text:span></text:p>
      <text:p text:style-name="P3">Diseñ<text:span text:style-name="T22">ar</text:span> <text:span text:style-name="T23">una</text:span> pagina web para el Departamento de Permisologia <text:span text:style-name="T24">de la oficina de </text:span>Salud Publica <text:span text:style-name="T22">a fin de lograr la automatización de los procesos referentes a permisos sanitarios</text:span> del Estado Anzoátegui.</text:p>
      <text:p text:style-name="P5"><text:span text:style-name="Strong_20_Emphasis"><text:span text:style-name="T11"/></text:span></text:p>
      <text:p text:style-name="P6"><text:span text:style-name="Strong_20_Emphasis"><text:span text:style-name="T13">Específicos</text:span></text:span></text:p>
      <text:p text:style-name="P6"><text:span text:style-name="Strong_20_Emphasis"><text:span text:style-name="T13"/></text:span></text:p>
      <text:p text:style-name="P2"><text:span text:style-name="Strong_20_Emphasis"><text:span text:style-name="T14">Diagnosticar</text:span></text:span><text:span text:style-name="Strong_20_Emphasis"><text:span text:style-name="T13"> </text:span></text:span><text:span text:style-name="Strong_20_Emphasis"><text:span text:style-name="T16">la situación actual</text:span></text:span><text:span text:style-name="Strong_20_Emphasis"><text:span text:style-name="T13"> del </text:span></text:span><text:span text:style-name="Strong_20_Emphasis"><text:span text:style-name="T16">D</text:span></text:span><text:span text:style-name="Strong_20_Emphasis"><text:span text:style-name="T13">epartamento de </text:span></text:span><text:span text:style-name="Strong_20_Emphasis"><text:span text:style-name="T16">P</text:span></text:span><text:span text:style-name="Strong_20_Emphasis"><text:span text:style-name="T13">ermisolog</text:span></text:span><text:span text:style-name="Strong_20_Emphasis"><text:span text:style-name="T16">í</text:span></text:span><text:span text:style-name="Strong_20_Emphasis"><text:span text:style-name="T13">a para establecer los requerimientos </text:span></text:span><text:span text:style-name="Strong_20_Emphasis"><text:span text:style-name="T16">mínimos</text:span></text:span><text:span text:style-name="Strong_20_Emphasis"><text:span text:style-name="T14"> de la pagina a diseñar.</text:span></text:span></text:p>
      <text:p text:style-name="P7"><text:span text:style-name="Strong_20_Emphasis"><text:span text:style-name="T14"/></text:span></text:p>
      <text:p text:style-name="P7"><text:span text:style-name="Strong_20_Emphasis"><text:span text:style-name="T14">Determinar el lenguaje de programación que mejor se amolde a las necesidades del </text:span></text:span><text:span text:style-name="Strong_20_Emphasis"><text:span text:style-name="T16">S</text:span></text:span><text:span text:style-name="Strong_20_Emphasis"><text:span text:style-name="T15">ervicio de </text:span></text:span><text:span text:style-name="Strong_20_Emphasis"><text:span text:style-name="T16">Permisología</text:span></text:span><text:span text:style-name="Strong_20_Emphasis"><text:span text:style-name="T14">, para cumplir con los requerimientos previamente descritos.</text:span></text:span></text:p>
      <text:p text:style-name="P7"><text:span text:style-name="Strong_20_Emphasis"><text:span text:style-name="T14"/></text:span></text:p>
      <text:p text:style-name="P7"><text:span text:style-name="Strong_20_Emphasis"><text:span text:style-name="T14">Desarrollar el código que permita el debido funcionamiento de la pagina web con la que se pretende automatizar los procesos manejados en el departamento.</text:span></text:span></text:p>
      <text:p text:style-name="P7"><text:span text:style-name="Strong_20_Emphasis"><text:span text:style-name="T14"/></text:span></text:p>
      <text:p text:style-name="P7"><text:span text:style-name="Strong_20_Emphasis"><text:span text:style-name="T14">Elaborar un informe detallado que permita al </text:span></text:span><text:span text:style-name="Strong_20_Emphasis"><text:span text:style-name="T16">D</text:span></text:span><text:span text:style-name="Strong_20_Emphasis"><text:span text:style-name="T14">epartamento de </text:span></text:span><text:span text:style-name="Strong_20_Emphasis"><text:span text:style-name="T16">Permisología</text:span></text:span><text:span text:style-name="Strong_20_Emphasis"><text:span text:style-name="T14"> conocer todas las </text:span></text:span><text:span text:style-name="Strong_20_Emphasis"><text:span text:style-name="T16">características</text:span></text:span><text:span text:style-name="Strong_20_Emphasis"><text:span text:style-name="T14"> de la pagina web a diseñar, </text:span></text:span><text:span text:style-name="Strong_20_Emphasis"><text:span text:style-name="T16">así</text:span></text:span><text:span text:style-name="Strong_20_Emphasis"><text:span text:style-name="T14"> como los requisitos </text:span></text:span><text:span text:style-name="Strong_20_Emphasis"><text:span text:style-name="T16">mínimos</text:span></text:span><text:span text:style-name="Strong_20_Emphasis"><text:span text:style-name="T14"> indispensables de los equipos de </text:span></text:span><text:span text:style-name="Strong_20_Emphasis"><text:span text:style-name="T16">computación</text:span></text:span><text:span text:style-name="Strong_20_Emphasis"><text:span text:style-name="T15"> necesarios para el buen funcionamiento del sistema dentro del servicio.</text:span></text:span></text:p>
      <text:p text:style-name="P7"><text:span text:style-name="Strong_20_Emphasis"><text:span text:style-name="T15"/></text:span></text:p>
      <text:p text:style-name="P7"><text:span text:style-name="Strong_20_Emphasis"><text:span text:style-name="T15"/></text:span></text:p>
      <text:p text:style-name="P19"><text:soft-page-break/><text:span text:style-name="Strong_20_Emphasis"><text:span text:style-name="T12">Justificación</text:span></text:span></text:p>
      <text:p text:style-name="P17"><text:span text:style-name="Strong_20_Emphasis"><text:span text:style-name="T18">Una página web es un documento </text:span></text:span><text:span text:style-name="Strong_20_Emphasis"><text:span text:style-name="T19">virtual</text:span></text:span><text:span text:style-name="Strong_20_Emphasis"><text:span text:style-name="T18"> capaz de contener </text:span></text:span><text:span text:style-name="Strong_20_Emphasis"><text:span text:style-name="T19">archivos digitales de cualquier índole, tales como </text:span></text:span><text:span text:style-name="Strong_20_Emphasis"><text:span text:style-name="T18">texto</text:span></text:span><text:span text:style-name="Strong_20_Emphasis"><text:span text:style-name="T19">s</text:span></text:span><text:span text:style-name="Strong_20_Emphasis"><text:span text:style-name="T18">, </text:span></text:span><text:span text:style-name="Strong_20_Emphasis"><text:span text:style-name="T19">videos, programas,</text:span></text:span><text:span text:style-name="Strong_20_Emphasis"><text:span text:style-name="T18"> sonido, enlaces, imá</text:span></text:span><text:span text:style-name="Strong_20_Emphasis"><text:span text:style-name="T19">genes</text:span></text:span><text:span text:style-name="Strong_20_Emphasis"><text:span text:style-name="T18">, adaptad</text:span></text:span><text:span text:style-name="Strong_20_Emphasis"><text:span text:style-name="T19">os</text:span></text:span><text:span text:style-name="Strong_20_Emphasis"><text:span text:style-name="T18"> para la llamada World Wide Web (WWW) y </text:span></text:span><text:span text:style-name="Strong_20_Emphasis"><text:span text:style-name="T19">a la cual se puede acceder</text:span></text:span><text:span text:style-name="Strong_20_Emphasis"><text:span text:style-name="T18"> mediante un navegador. Esta información se encuentra generalmente en formato HTML, y puede proporcionar acceso a otras páginas </text:span></text:span><text:span text:style-name="Strong_20_Emphasis"><text:span text:style-name="T19">del mismo tipo</text:span></text:span><text:span text:style-name="Strong_20_Emphasis"><text:span text:style-name="T18"> mediante enlaces de hipertext</text:span></text:span><text:span text:style-name="Strong_20_Emphasis"><text:span text:style-name="T20">o. Aunado a todas estas caracteristicas, se tiene que una pagina web permite mantener actualizada cualquier tipo de informacion de forma sencilla, siempre que el usuario tenga acceso a internet.</text:span></text:span></text:p>
      <text:p text:style-name="P18"><text:span text:style-name="Strong_20_Emphasis"><text:span text:style-name="T20">En vista de lo expuesto, la creacion de una pagina como la descrita dentro del Departamento de Ingenieria Sanitaria, representaria un gran avance en cuanto a los servicios prestados por el mismo, ahorrandole al usuario tiempo al momento de consultar recaudos y obtener los formatos de planillas necesarias para sus respectivos tramites. De igual manera significa para el funcionario que alli labora </text:span></text:span><text:span text:style-name="Strong_20_Emphasis"><text:span text:style-name="T21">un alivio en cuanto al volumen de usuarios que se apersonan en la oficina, lo que conlleva a un entorno mas desahogado y por ende mejor ambiente de trabajo.</text:span></text:span></text:p>
      <text:p text:style-name="P18"><text:span text:style-name="Strong_20_Emphasis"><text:span text:style-name="T21"/></text:span></text:p>
      <text:p text:style-name="P16"><text:span text:style-name="Strong_20_Emphasis"><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7:46:12.265526117</meta:creation-date>
    <dc:date>2017-01-08T22:11:11.585451741</dc:date>
    <meta:editing-duration>PT1H18M51S</meta:editing-duration>
    <meta:editing-cycles>4</meta:editing-cycles>
    <meta:generator>LibreOffice/5.1.4.2$Linux_X86_64 LibreOffice_project/10m0$Build-2</meta:generator>
    <meta:document-statistic meta:table-count="0" meta:image-count="0" meta:object-count="0" meta:page-count="4" meta:paragraph-count="18" meta:word-count="960" meta:character-count="6071" meta:non-whitespace-character-count="5124"/>
  </office:meta>
</office:document-meta>
</file>